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4b52"/>
    </style:style>
    <style:style style:name="P2" style:family="paragraph" style:parent-style-name="Standard">
      <style:text-properties officeooo:paragraph-rsid="0001d7ac"/>
    </style:style>
    <style:style style:name="P3" style:family="paragraph" style:parent-style-name="Standard">
      <style:text-properties officeooo:paragraph-rsid="00037172"/>
    </style:style>
    <style:style style:name="P4" style:family="paragraph" style:parent-style-name="Standard">
      <style:text-properties officeooo:paragraph-rsid="0003d0ea"/>
    </style:style>
    <style:style style:name="P5" style:family="paragraph" style:parent-style-name="Standard">
      <style:text-properties officeooo:paragraph-rsid="00058e1f"/>
    </style:style>
    <style:style style:name="P6" style:family="paragraph" style:parent-style-name="Standard">
      <style:text-properties officeooo:paragraph-rsid="0006e164"/>
    </style:style>
    <style:style style:name="P7" style:family="paragraph" style:parent-style-name="Standard">
      <style:text-properties fo:language="en" fo:country="US" officeooo:rsid="0006f176" officeooo:paragraph-rsid="0006f176"/>
    </style:style>
    <style:style style:name="P8" style:family="paragraph" style:parent-style-name="Standard">
      <style:text-properties fo:language="en" fo:country="US" officeooo:rsid="0006f176" officeooo:paragraph-rsid="000a20e2"/>
    </style:style>
    <style:style style:name="P9" style:family="paragraph" style:parent-style-name="Standard">
      <style:text-properties fo:language="en" fo:country="US" officeooo:rsid="00085dbf" officeooo:paragraph-rsid="00085dbf"/>
    </style:style>
    <style:style style:name="P10" style:family="paragraph" style:parent-style-name="Standard">
      <style:text-properties fo:language="en" fo:country="US" officeooo:rsid="00085dbf" officeooo:paragraph-rsid="000a20e2"/>
    </style:style>
    <style:style style:name="P11" style:family="paragraph" style:parent-style-name="Standard">
      <style:text-properties fo:language="ru" fo:country="RU" officeooo:rsid="00085dbf" officeooo:paragraph-rsid="000a20e2"/>
    </style:style>
    <style:style style:name="P12" style:family="paragraph" style:parent-style-name="Standard">
      <style:text-properties fo:language="ru" fo:country="RU" officeooo:rsid="000a20e2" officeooo:paragraph-rsid="000a20e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4b52"/>
    </style:style>
    <style:style style:name="T3" style:family="text">
      <style:text-properties fo:language="ru" fo:country="RU" officeooo:rsid="00085dbf"/>
    </style:style>
    <style:style style:name="T4" style:family="text">
      <style:text-properties fo:language="ru" fo:country="RU" officeooo:rsid="000a20e2"/>
    </style:style>
    <style:style style:name="T5" style:family="text">
      <style:text-properties fo:language="ru" fo:country="RU" officeooo:rsid="000a6df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1d7ac"/>
    </style:style>
    <style:style style:name="T8" style:family="text">
      <style:text-properties fo:language="en" fo:country="US" officeooo:rsid="00037172"/>
    </style:style>
    <style:style style:name="T9" style:family="text">
      <style:text-properties fo:language="en" fo:country="US" officeooo:rsid="0003d0ea"/>
    </style:style>
    <style:style style:name="T10" style:family="text">
      <style:text-properties fo:language="en" fo:country="US" officeooo:rsid="00058e1f"/>
    </style:style>
    <style:style style:name="T11" style:family="text">
      <style:text-properties fo:language="en" fo:country="US" officeooo:rsid="0006e164"/>
    </style:style>
    <style:style style:name="T12" style:family="text">
      <style:text-properties fo:language="en" fo:country="US" officeooo:rsid="0006f176"/>
    </style:style>
    <style:style style:name="T13" style:family="text">
      <style:text-properties fo:language="en" fo:country="US" officeooo:rsid="000a6dfe"/>
    </style:style>
    <style:style style:name="T14" style:family="text">
      <style:text-properties officeooo:rsid="0006f176"/>
    </style:style>
    <style:style style:name="T15" style:family="text">
      <style:text-properties officeooo:rsid="00085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84.2</text:p>
      <text:p text:style-name="P1">1) Hier beschreibt der Programmierer, was gemacht werden soll.</text:p>
      <text:p text:style-name="P3"><text:span text:style-name="T7">tr: </text:span>Здесь программист описывает, что делать.</text:p>
      <text:p text:style-name="P3">→ Hier beschreibt der Programmierer, was <text:span text:style-name="T8">zu machen ist</text:span>.<text:line-break/>2) Dabei geht es darum, wie ein Problem gelöst werden soll.</text:p>
      <text:p text:style-name="P3"><text:span text:style-name="T7">tr: </text:span>Речь идет о том, как решить проблему.</text:p>
      <text:p text:style-name="P3">→ Dabei geht es darum, wie ein Problem <text:span text:style-name="T9">zu lösen ist</text:span>.<text:line-break/>3) Wer in diesem Bereich arbeiten möchte, sollte sich zwischen den beiden großen Paradigmen der deklarativen und imperativen Sprachen bewegen können</text:p>
      <text:p text:style-name="P4"><text:span text:style-name="T7">tr: </text:span>Те, кто хочет работать в этой области, должны иметь возможность перемещаться между двумя основными парадигмами декларативного и императивного языков</text:p>
      <text:p text:style-name="P4">→ Wer in diesem Bereich arbeiten möchte, <text:span text:style-name="T13">hat </text:span>sich zwischen den beiden großen Paradigmen der deklarativen und imperativen Sprachen bewegen <text:span text:style-name="T9">zu </text:span>können <text:span text:style-name="T9">hat</text:span><text:line-break/>4) Während ein prozedurales Programm den Weg beschreibt, auf dem das<text:line-break/>gewünschte Ziel erreicht werden kann, ist ein deklaratives Programm die genaue<text:line-break/>Beschreibung (Spezifikation) eben dieses Ergebnisses.</text:p>
      <text:p text:style-name="P4"><text:span text:style-name="T7">tr: </text:span><text:span text:style-name="T2">Х</text:span>отя процедурная программа описывает путь, по которому может быть достигнута желаемая цель, декларативная программа является точн<text:span text:style-name="T2">ым описанием </text:span>(спецификаци<text:span text:style-name="T2">ей</text:span>) именно этого результата.</text:p>
      <text:p text:style-name="P4">→ Während ein prozedurales Programm den Weg beschreibt, auf dem das<text:line-break/>gewünschte Ziel <text:span text:style-name="T10">zu </text:span>erreich<text:span text:style-name="T10">en</text:span> <text:span text:style-name="T10">ist</text:span>, ist ein deklaratives Programm die genaue<text:line-break/>Beschreibung (Spezifikation) eben dieses Ergebnisses.<text:line-break/>5) Für die weitere Diskussion soll als Beispiel für eine eher deklarativ geprägte<text:line-break/>Programmiersprache SQL benutzt werden.</text:p>
      <text:p text:style-name="P5"><text:span text:style-name="T7">tr: </text:span>Для дальнейшего обсуждения следует привести в качестве примера может быть использован довольно декларативно <text:span text:style-name="T2">выраженный я</text:span>зык программирования SQL.</text:p>
      <text:p text:style-name="P5">→ Für die weitere Diskussion <text:span text:style-name="T13">ist</text:span> als Beispiel für eine eher deklarativ geprägte<text:line-break/>Programmiersprache SQL <text:span text:style-name="T10">zu benutzen</text:span>.<text:line-break/>6) Während das (deklarative) SQL-Statement nur die Ergebnismenge definier,<text:line-break/>beschreibt der Java-Code genau, wie das Ergebnis erzeugt werden soll.</text:p>
      <text:p text:style-name="P5"><text:span text:style-name="T7">tr: </text:span>В то время как (декларативный) оператор SQL определяет только набор результатов, код Java точно описывает, как должен быть сгенерирован результат.</text:p>
      <text:p text:style-name="P6">→ <text:s/>Während das (deklarative) SQL-Statement nur die Ergebnismenge definier,<text:line-break/>beschreibt der Java-Code genau, wie das Ergebnis <text:span text:style-name="T11">zu </text:span>erzeugen <text:span text:style-name="T11">ist</text:span>.<text:line-break/>7) Originaldatenträger und alle Kopien müssen vor unberechtigtem Zugriff<text:line-break/>geschützt aufbewahrt werden.</text:p>
      <text:p text:style-name="P6"><text:span text:style-name="T7">tr: </text:span>Оригинальные диски и все копии должны храниться защищенными от несанкционированного доступа.<text:line-break/>→ Originaldatenträger und alle Kopien müssen vor unberechtigtem Zugriff<text:line-break/>geschützt <text:span text:style-name="T11">zu </text:span>aufbewahren <text:span text:style-name="T11">ist</text:span>.<text:line-break/>8) Um die geeignete Konfiguration des Produktes sicherzustellen, müssen<text:line-break/>bestimmte Parameter vorgegeben werden.</text:p>
      <text:p text:style-name="P2"><text:span text:style-name="T7">tr: </text:span>Чтобы обеспечить подходящую конфигурацию продукта, необходимо задать определенные параметры.</text:p>
      <text:p text:style-name="P7">→ Um die geeignete Konfiguration des Produktes sicherzustellen, müssen<text:line-break/>bestimmte Parameter zu vorgeben hat.</text:p>
      <text:p text:style-name="P7">85.1</text:p>
      <text:p text:style-name="P7">Stellt man dem System eine Anfrage (Query), versucht es, diese auf der Grundlage dieser Datenbasis mittels Resolution zu beweisen.</text:p>
      <text:p text:style-name="P7">tr: Если вы задаете системе запрос , она пытается доказать его на основе этой базы данных с помощью <text:span text:style-name="T1">Решения.</text:span></text:p>
      <text:p text:style-name="P7"><text:soft-page-break/><text:span text:style-name="T1">→ </text:span>Wenn man dem System eine Anfrage (Query) stellt es, versucht diese auf der Grundlage dieser Datenbasis mittels Resolution zubweisen.</text:p>
      <text:p text:style-name="P7">85.2</text:p>
      <text:p text:style-name="P8">die Arbeit → arbeitslos → ohne Arbeit<text:line-break/>tr: работа → безработный → без работы </text:p>
      <text:p text:style-name="P8">machen → machbar → man kann es machen<text:line-break/>tr: <text:span text:style-name="T3">делать → </text:span>выполнимо → вы можете это сделать</text:p>
      <text:p text:style-name="P8">Shaden → schadhaft → mit Schaden<text:line-break/>tr: <text:span text:style-name="T3">вред</text:span> → <text:span text:style-name="T3">поврежденный</text:span> → с повреждением</text:p>
      <text:p text:style-name="P8">der Fehler → fehlerfrei → fehlerhaft → fehlerlos → ohne Fehler<text:line-break/>tr: ошибка → безошибочно → ошибочным → безупречно → без ошибок</text:p>
      <text:p text:style-name="P8">der Mangel → mangelfrei → mangelhaft → ohne Mangel<text:line-break/>tr: недостаток → <text:span text:style-name="T3">безупречный</text:span>→ несовершенными → без <text:span text:style-name="T3">недостатка</text:span></text:p>
      <text:p text:style-name="P8">die Gefahr → gefahrfrei → gefahrlos → ohne Gefahr<text:line-break/>tr: <text:span text:style-name="T3">опасность</text:span> → <text:span text:style-name="T3">безопасный</text:span> → безопасно → без опасности</text:p>
      <text:p text:style-name="P8">das Risiko → risikofrei → risikolos → <text:span text:style-name="T15">ohne Risiko<text:line-break/></text:span>tr: <text:span text:style-name="T15">риск → безрисковый →</text:span><text:span text:style-name="T3">без рисковый</text:span><text:span text:style-name="T15"> → без риска</text:span></text:p>
      <text:p text:style-name="P10">ausführen → ausführenbar → man kann es ausführen<text:line-break/><text:span text:style-name="T14">tr: </text:span><text:span text:style-name="T1">выполнять → исполняемый → можно исполнить</text:span></text:p>
      <text:p text:style-name="P10">erreichen → erreichbar → man kann es erreichen<text:line-break/><text:span text:style-name="T14">tr: </text:span><text:span text:style-name="T1">достигать → достижимый → можно достигнуть</text:span></text:p>
      <text:p text:style-name="P9">einsetzen → einsetzbar → man kann es einsetzen</text:p>
      <text:p text:style-name="P11"><text:span text:style-name="T12">tr: </text:span>применять → применимый → можно применить</text:p>
      <text:p text:style-name="P9">verwenden → verwenbar → man kann es verwenden</text:p>
      <text:p text:style-name="P11"><text:span text:style-name="T12">tr: </text:span>использовать → используемый → можно использовать</text:p>
      <text:p text:style-name="P12">85.3</text:p>
      <text:p text:style-name="P12">Selbstbestimmung <text:span text:style-name="T6">→ selbst + die Bestimmung</text:span></text:p>
      <text:p text:style-name="P8">tr: <text:span text:style-name="T4">самоопределение</text:span></text:p>
      <text:p text:style-name="P12">Personenbezug <text:span text:style-name="T6">→ die Person + der Bezug</text:span></text:p>
      <text:p text:style-name="P12"><text:span text:style-name="T12">tr: </text:span><text:s/>личное отношение</text:p>
      <text:p text:style-name="P12">Datensicherheit <text:span text:style-name="T6">→ die Daten + die Sicherheit</text:span></text:p>
      <text:p text:style-name="P8">tr: <text:span text:style-name="T4">безопасность данных</text:span></text:p>
      <text:p text:style-name="P12">Sicherheitsrisiko <text:span text:style-name="T6">→ die Sicherheit + das Risiko</text:span></text:p>
      <text:p text:style-name="P12"><text:span text:style-name="T12">tr: </text:span>угроза безопасности<text:line-break/>Funktionssicherheit <text:span text:style-name="T6">→ die Funktion + die Sicherheit</text:span></text:p>
      <text:p text:style-name="P8">tr: <text:span text:style-name="T4">функциональная безопаснсоть</text:span></text:p>
      <text:p text:style-name="P12">Schwachstelle <text:span text:style-name="T6">→ schwacht + die Stelle</text:span></text:p>
      <text:p text:style-name="P8">tr: <text:span text:style-name="T4">слабое место</text:span></text:p>
      <text:p text:style-name="P12">Hackerangriff <text:span text:style-name="T6">→ der Hacker + der Angriff</text:span></text:p>
      <text:p text:style-name="P8">tr: <text:span text:style-name="T4">хакерская атака</text:span></text:p>
      <text:p text:style-name="P12">Naturgewalt <text:span text:style-name="T6">→ die Natur + die Gewalt</text:span></text:p>
      <text:p text:style-name="P8">tr: <text:span text:style-name="T4">власть природы</text:span></text:p>
      <text:p text:style-name="P12">Restrisiko <text:span text:style-name="T6">→ der Rest + das Risiko</text:span></text:p>
      <text:p text:style-name="P12"><text:span text:style-name="T12">tr: </text:span>остаточный риск<text:line-break/>Datenhankanfragesprache <text:span text:style-name="T6">→ die Daten + die Bank + die Anfrage + die Sprache</text:span></text:p>
      <text:p text:style-name="P8">tr: <text:span text:style-name="T4">язык запросов к базе данных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11:44:49.308000000</meta:creation-date>
    <dc:date>2021-12-18T14:38:03.285000000</dc:date>
    <meta:editing-duration>PT26M17S</meta:editing-duration>
    <meta:editing-cycles>4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54" meta:word-count="726" meta:character-count="4882" meta:non-whitespace-character-count="4207"/>
  </office:meta>
</office:document-meta>
</file>